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AssertionTests.requestAttribu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AttributeAssertionTests.requestAttribute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ntroller.sh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